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grippa, Caligula, Monobaz, Isate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 history/</text:p>
      <text:p text:style-name="P2">28/</text:p>
      <text:p text:style-name="P2"/>
      <text:p text:style-name="P3">[Page 1]</text:p>
      <text:p text:style-name="P3"><text:tab/><text:span text:style-name="T2">The</text:span><text:span text:style-name="T3"> An effective means by which to remain humble minded/ after having gained a high station in life,/ is to frequently look at objects </text:span><text:span text:style-name="T2">remaining of</text:span><text:span text:style-name="T3"> bringing back to mind past/ sufferings and privations. <text:s/>Agrippa, who by/ a </text:span><text:span text:style-name="T2">stroke of</text:span><text:span text:style-name="T3"> turn in the wheel of good fortune was raised to the throne upon which/ his grand father Herod had sat </text:span><text:span text:style-name="T2">upon</text:span><text:span text:style-name="T3">, acted according/ to that sensible plan. <text:s/>Arriving at Jerusa-/-lem, where he was greeted King, he hung in a/ conspicuous place of the Temple, the golden chain/ given him by Caligula, and having the same/ weight as </text:span><text:span text:style-name="T2">that of</text:span><text:span text:style-name="T3"> the iron chain which he had dragged/ in a Roman prison. <text:s/>That </text:span><text:span text:style-name="T2">chain</text:span><text:span text:style-name="T3"> object served as/ a monitor, recalling </text:span><text:span text:style-name="T2">to mind</text:span><text:span text:style-name="T3"> the lesson, which/ Moses had written to teach a Hebrew ruler wisdom,/ namely [Hebrew] "Let him not lift up his heart above his/ brethren." <text:s/>Both Josephus and the Tal-/-mudists lavish praises on Agrippa's </text:span><text:span text:style-name="T2">conduct</text:span><text:span text:style-name="T3"> character./ <text:s/>He is described as pious for attending public wor-/-ship and conforming with all the precepts of/ the Law; as zealous for watching over the in-/-terest of the religion, never </text:span><text:span text:style-name="T2">suffering</text:span><text:span text:style-name="T3"> allowing its/ heathen enemies to do it injury; as considerate/</text:span></text:p>
      <text:p text:style-name="P3"><text:span text:style-name="T3"/></text:p>
      <text:p text:style-name="P3"><text:span text:style-name="T3">[Page 2]</text:span></text:p>
      <text:p text:style-name="P3"><text:span text:style-name="T3">for relieving the people from the payment/ of house taxes, and for granting Israelites assistance/ from the public funds, like the poor of his own/ faith. <text:s/>Among instances illus-/-trating </text:span><text:span text:style-name="T2">his humblety</text:span><text:span text:style-name="T3"> Agrippa's </text:span><text:soft-page-break/><text:span text:style-name="T3">meek disposition, the following ones are related./ <text:s/>A certain influential </text:span><text:span text:style-name="T2">man</text:span><text:span text:style-name="T3"> speaker, called Simon, took advan-/-tage of Agrippa's absence from Jerusalem to charge/ him with double dealing and insincerity. <text:s/>The king having heard/ of </text:span><text:span text:style-name="T2">it</text:span><text:span text:style-name="T3"> the attack on his character, sent for the </text:span><text:span text:style-name="T2">person</text:span><text:span text:style-name="T3"> accuser, and asked that he would/ show evidences of the faults he </text:span><text:span text:style-name="T2">had</text:span><text:span text:style-name="T3"> said to have detected. <text:s/>As none was point-/-ed out, Agrippa forgave the man and dismissed/ him with a gift, as a token of his pardon. <text:s/>On/ one occasion, Agrippa was walking out with a/ number of </text:span><text:span text:style-name="T2">his</text:span><text:span text:style-name="T3"> high officers, when he saw a bridal party/ coming on. <text:s/>Fearing that his presence might dis-/-trub the procession, then usual at weddings, he re-/-tired, saying: "I receive royal honors every day, let/ the Jewish bride be </text:span><text:span text:style-name="T2">co</text:span><text:span text:style-name="T3"> crowned queen once in her life."/ <text:s/>Another time, it being the seventh year, upon the/ feast of Tabernacles, when the book of Deuteronomy/ was to be read, according to tradition, by the chief of the/ nation in the court of the Temple, Agrippa was seen to shed/</text:span></text:p>
      <text:p text:style-name="P3"><text:span text:style-name="T3"/></text:p>
      <text:p text:style-name="P3"><text:span text:style-name="T3">[Page 3]</text:span></text:p>
      <text:p text:style-name="P3"><text:span text:style-name="T3">tears. <text:s/>He had reached that sentence, in which/ Moses commanded thus: [Hebrew] "From among thy own brethren/ thou mayest set a king over thee, thou mayest not set/ over thee a stranger, who is not thy brother." <text:s/>Agrippa/ must have thought at that moment of his Idumean/ extraction, and </text:span><text:span text:style-name="T2">his</text:span><text:span text:style-name="T3"> of the wickedness of his grand parent Herod,/ that had caused woful[sic!] suffering. <text:s/>But his hearers reassured/ </text:span><text:span text:style-name="T2">him</text:span><text:span text:style-name="T3"> the </text:span><text:span text:style-name="T2">reader</text:span><text:span text:style-name="T3"> exalted reader by exclaiming, "be not troubled Agrippa, thou art/ our brother, indeed thou</text:span><text:span text:style-name="T2">t</text:span><text:span text:style-name="T3"> art our brother."/</text:span></text:p>
      <text:p text:style-name="P6">Unfortunately<text:span text:style-name="T3"> Unhappily, the reign which might have afforded Judea/ some rest from external and internal agitations, was of very short duration. <text:s/>The reason/ which, according to Josephus, brought it to an end,/ within four years cannot be credited. <text:s/>We may/ believe what that historian tells us about Agrippa's/ ambition </text:span>to<text:span text:style-name="T3"> which was not confined to a laudable endeavour to enlarge and beautify the country, but displayed itself in building magnificent theatres and circuses, in/ the Roman fashion. <text:s/></text:span>Human nature is such<text:span text:style-name="T3"> </text:span>besides his laudable endeavouring besides to enlarging and beatifying the<text:span text:style-name="T3">/ </text:span>country<text:span text:style-name="T3"> <text:s/>Human nature is such that it needs/ real heroism, to resist temptations, when the means are/ within reach to gratify our cravings. <text:s/>We may/ believe also that Agrippa did not always remain/ of the same meek temperament and that to satisfy vanity he invited neighboring/ kings to </text:span>witness<text:span text:style-name="T3"> observe his luxurious surroundings, but that/</text:span></text:p>
      <text:p text:style-name="P6"><text:span text:style-name="T3"/></text:p>
      <text:p text:style-name="P6"><text:span text:style-name="T3">[Page 4]</text:span></text:p>
      <text:p text:style-name="P6"><text:span text:style-name="T3">he should, even for an instant, have/ felt pleased at being called a god, and he should/ have been </text:span>wonderfully<text:span text:style-name="T3"> punished in a most fearful manner by reason of it, is in-/-credible, though the story </text:span>be<text:span text:style-name="T3"> substantially </text:span>repeated<text:span text:style-name="T3"> receive a confirmation/ in the New Testament. <text:s/>Josephus says that/ Agrippa went to Cesarea to celebrate some/ festivities in honor of the Roman emperor. <text:s/>On/ the second day of the public games, he came to/ the theatre dressed in a </text:span>garment<text:span text:style-name="T3"> robe of pure silver, so dazzling/ that the rays of the sun striking upon it made the/ face of the wearer shine. <text:s/>At that, voices were/ heard on all sides crying out "a god, a god." <text:s/>Immediately/ an owl perched over Agrippa's head--an evil omen/ which had been predicted to him by a fellow prisoner/ at Rome. <text:s/>Agrippa saw the </text:span>owl<text:span text:style-name="T3"> ill-foreboding bird and said "your/ god will soon become dust." <text:s/>He was forthwith </text:span>taken<text:span text:style-name="T3"> seized/ with excruciating </text:span>pains<text:span text:style-name="T3"> torments, and after five days of intense/ </text:span>suffering<text:span text:style-name="T3"> agonies he died. <text:s/>Now: can it be admitted/ that Jews who would have laid down their lives/ rather than allow the mere emblems of idolatry/ in their cities, should become all </text:span>at once so corrupt<text:span text:style-name="T3"> of a sudden so depraved/ as to call him a god, who had risked much three years before to prevent/</text:span></text:p>
      <text:p text:style-name="P6"><text:span text:style-name="T3"/></text:p>
      <text:p text:style-name="P6"><text:span text:style-name="T3">[Page 5]</text:span></text:p>
      <text:p text:style-name="P6"><text:span text:style-name="T3">Caligula from setting up his image in the/ Temple? <text:s/>It may be possible that Romans,/ present at the entertainments had shouted out the/ impious cry. <text:s/>They were accustomed to deify mortals,/ but that Hebrews should have become guilty of that/ profanity, or that Arippa should have winked/ at the </text:span><text:soft-page-break/><text:span text:style-name="T3">blasphemy, is beyond </text:span>credibility<text:span text:style-name="T3"> credibility./ <text:s/></text:span></text:p>
      <text:p text:style-name="P6"><text:span text:style-name="T3"><text:tab/></text:span>The premature death of<text:span text:style-name="T3"> King Agrippa died in his fifty fourth year./ <text:s/>That premature demise which plunged the Jews into deep mourning, was /the sign </text:span>of most<text:span text:style-name="T3"> for horridly shameful scenes on that part of/ the Greek population of Samaria and Cesarea./ <text:s/>Many of the Romans who hated the Jews joined/ in abominable acts, and thus intensified the ani-/-mosities which </text:span>inflamed made<text:span text:style-name="T3"> inflamed the passions in the last national struggle,/ </text:span>so terrible<text:span text:style-name="T3"> and rendered it so terrible./</text:span></text:p>
      <text:p text:style-name="P6"><text:span text:style-name="T3">Agrippa had left three daughters, and one son named/ after him, and pursuing then a course of studies in Rome./ <text:s/>As the youth was only seventeen years of age, the/ Roman emperor, sent Fadus to govern Judea. <text:s/>It/ was during </text:span>his<text:span text:style-name="T3"> the administration of that </text:span>latter<text:span text:style-name="T3"> proconsul, that a severe famine/ broke out in the land. <text:s/>In that sad emergency/ assistance arrived providentially from a source unlooked for./</text:span></text:p>
      <text:p text:style-name="P6"><text:span text:style-name="T3"/></text:p>
      <text:p text:style-name="P6"><text:span text:style-name="T3">[Page 6]</text:span></text:p>
      <text:p text:style-name="P6"><text:span text:style-name="T3">In a country called Adiabene situated in/ Western Asia, where Kurdistan now lies, a king/ named Monobaz had married Helena his own sister--/ a circumstance not at all uncommon among heathens./ <text:s/>He had by her </text:span>a number of<text:span text:style-name="T3"> several sons, two of whom have/ a commendable record in Jewish history--Monobaz and/ Isates. <text:s/>The latter, however, became </text:span>the<text:span text:style-name="T3"> his parents'/ favorite. <text:s/>Such a predilection naturally created jea-/-lousy, and to ward off troubles, the father sent Isates/ to live with a friendly ruler in </text:span>another<text:span text:style-name="T3"> a distant land. <text:s/>When/ King Monobaz was old, wishing to secure the throne/ for Isates called him nearer home. <text:s/>Helena as soon/as her husband died, assembled the nobility and prevailed upon </text:span>her people<text:span text:style-name="T3"> them to/ place the crown on the head of Isates. <text:s/>Monobaz/ his elder brother, generously agreed, and the other/ brothers, being provided for were made to settle abroad, some/ in Italy, others in Parthia. <text:s/>Now, it happened/ that in the country to which Isates had been sent/ by his father, as a safeguard against domestic quarrels, a Jewish merchant/ named Hananiah became the bosom friend of/ the young prince from Adiabene. <text:s/>In the course of frequent con-/-versations, Hananiah explained to Isates the principles/</text:span></text:p>
      <text:p text:style-name="P6"><text:span text:style-name="T3"/></text:p>
      <text:p text:style-name="P6"><text:span text:style-name="T3">[Page 7]</text:span></text:p>
      <text:p text:style-name="P6"><text:span text:style-name="T3">and ordinances of the Law of Moses.</text:span>; and they<text:span text:style-name="T3"> <text:s/>The/ youth was so profoundly impressed, that he deter-/-mined </text:span>the<text:span text:style-name="T3"> to embrace the Jewish religion. <text:s/>When </text:span>he<text:span text:style-name="T3"> Isates/ was proclaimed </text:span>a<text:span text:style-name="T3"> king, he disclosed his sentiments to/ his mother, who </text:span>had also<text:span text:style-name="T3"> without his previous knowledge shared his feelings. <text:s/>For she also had been secretly instructed in/ Judaism, and had privately followed its rules./ <text:s/>Helena, however, moved by political reasons,/ was unwilling that her son should venture openly/ to declare himself a convert to the Hebrew faith./ <text:s/>But a Galilean Jew, called Eleazar, having sur-/-prised him in the act of reading the Pentateuch, said that un-/-less he carried out outwardly the belief which he had/ accepted inwardly, his conversion was of no account./ <text:s/>Both his mother and Hananiah tried to dissuade/ him from heeding </text:span>the dangerous<text:span text:style-name="T3"> an advice, attended with/ great dangers, but Isates </text:span>resolved<text:span text:style-name="T3"> concluded to act boldly,/ and let his nation know the creed he professed./ <text:s/>As a result a sedition broke out, and some of the principal men/ in the </text:span>kingdom<text:span text:style-name="T3"> country invited the king of the Arabs to fight/ Isates </text:span>as<text:span text:style-name="T3"> he being in their estimation an enemy of the dominant religion. <text:s/>Fortunately/ the army stood by Isates, so that he defeated the Arabs,/ punished the aristocracy opposed to him, and order was restored./</text:span></text:p>
      <text:p text:style-name="P6"><text:span text:style-name="T3"/></text:p>
      <text:p text:style-name="P6"><text:span text:style-name="T3">[Page 8]</text:span></text:p>
      <text:p text:style-name="P6"><text:span text:style-name="T3">Helena thankful for her son's success,/ resolved to go and worship the God she adored,/ in His sacred temple at Jerusalem. <text:s/>She arrived in/ the capital of Judea, just as the famine was/ raging. <text:s/>Imbued with the maxims of the religion/ which extol mercy and compassion as </text:span>high<text:span text:style-name="T3"> most ennobling virtues,/ Helena of Adiabene scattered blessings broadcast./ <text:s/>She ordered ship loads of grain from Alexandria,/ abundance of fruits from Cyprus, and having filled/ the hungry, she distributed large means </text:span>gold<text:span text:style-name="T3"> which her son Isates/ had placed at his disposal, to supply other wants./ <text:s/>The Talmud makes laudable mention of Helena/ as a generous donor also to the </text:span>Temple<text:span text:style-name="T3"> Sanctuary. <text:s/>She present-/-ed to it a chandelier and a plate of massive/ gold. <text:s/>But perhaps the most illustrious/ of that family of righteous proselytes is </text:span><text:soft-page-break/><text:span text:style-name="T3">Monobaz/ II, who succeeded his brother Isates in the govern-/-ment of the kingdom of Adiabene. <text:s/>It is nar-/-rated that his open handed liberality had become/ distasteful to some of his relatives. <text:s/>They said/ to him: "your ancestors ammassed[sic!] untold fortunes,/ but you are giving away what they well guarded."/</text:span></text:p>
      <text:p text:style-name="P6"><text:span text:style-name="T3"/></text:p>
      <text:p text:style-name="P6"><text:span text:style-name="T3">[Page 9]</text:span></text:p>
      <text:p text:style-name="P6"><text:span text:style-name="T3"><text:tab/>To these compliments he was often subjected, but he/ would </text:span>would<text:span text:style-name="T3"> reason thus: "My ancestors gathered/ riches and laid them by on earth, I am gathering riches/ which will do me service in heaven. <text:s/>My ancestors put/ money where thieves can steal it, I store it where/ no robber can deprive me of it; they took pains/ about things which are fleeting, I take good care/ of human life, and by </text:span>doing that<text:span text:style-name="T3"> so acting I commission/ a herald to pave the way to my lasting hap-/-piness, for it is </text:span>said<text:span text:style-name="T3"> written, "thy righteousness shall/ walk before thee." <text:s/>[Hebrew] <text:s/>The piety of the royal/ house of Adiabene, was equal to the munificent/ charity that gained it a well deserved notoriety/ in post Biblical history. <text:s/>Three graves were/ seen not far from Jerusalem long after the days/ of Josephus. <text:s/>They contained the remains of Helena,/ and her two sons Isates and Monobaz, whose </text:span>would<text:span text:style-name="T3"> last wish/ was to be buried in the ground hallowed by the prophets/ and sages of Israel. <text:s/></text:span>whose teachings had been dear to their hearts.<text:span text:style-name="T3">/ <text:s/>The descendants of that worthy triad, </text:span>attached to<text:span text:style-name="T3"> --loving the/ people, whose religion they had adopted, fought/ side by side with the patriots </text:span>who<text:span text:style-name="T3"> that resisted tyrannic Rome./</text:span></text:p>
      <text:p text:style-name="P6"><text:span text:style-name="T3"/></text:p>
      <text:p text:style-name="P6"><text:span text:style-name="T3">[Page 10]</text:span></text:p>
      <text:p text:style-name="P6"><text:span text:style-name="T3">Some bled for Judea and fell upon the battle field,/ others were taken captives and carried to the seven/ hilled city, when Titus burned the Temple, and/ scattered </text:span>away<text:span text:style-name="T3"> like chaff the worshippers[sic!] of the One Eternal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1:16:16.84</meta:creation-date>
    <meta:document-statistic meta:table-count="0" meta:image-count="0" meta:object-count="0" meta:page-count="5" meta:paragraph-count="86" meta:word-count="2093" meta:character-count="12836"/>
    <dc:date>2012-12-17T13:29:18.77</dc:date>
    <meta:editing-duration>PT11S</meta:editing-duration>
    <meta:editing-cycles>1</meta:editing-cycles>
    <meta:generator>OpenOffice.org/3.4.1$Win32 OpenOffice.org_project/341m1$Build-9593</meta:generator>
  </office:meta>
</office:document-meta>
</file>